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2.svm" manifest:media-type=""/>
  <manifest:file-entry manifest:full-path="Pictures/TablePreview51.svm" manifest:media-type=""/>
  <manifest:file-entry manifest:full-path="Pictures/TablePreview49.svm" manifest:media-type=""/>
  <manifest:file-entry manifest:full-path="Pictures/TablePreview50.svm" manifest:media-type=""/>
  <manifest:file-entry manifest:full-path="Pictures/TablePreview48.svm" manifest:media-type=""/>
  <manifest:file-entry manifest:full-path="Pictures/TablePreview46.svm" manifest:media-type=""/>
  <manifest:file-entry manifest:full-path="Pictures/TablePreview47.svm" manifest:media-type="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3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44.svm" manifest:media-type="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45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22.svm" manifest:media-type=""/>
  <manifest:file-entry manifest:full-path="Pictures/TablePreview8.svm" manifest:media-type="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draw:fill="none" draw:textarea-vertical-align="middle" draw:auto-grow-height="false" fo:min-height="5.77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fill="none" draw:textarea-vertical-align="middle" draw:auto-grow-height="false" fo:min-height="2.64cm" fo:min-width="0cm"/>
    </style:style>
    <style:style style:name="gr6" style:family="graphic" style:parent-style-name="standard">
      <style:graphic-properties draw:fill="none" draw:textarea-vertical-align="middle" draw:auto-grow-height="false" fo:min-height="1.67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6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41cm" fo:min-width="6.4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0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9cm" fo:min-width="6.04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108cm" style:use-optimal-column-width="false"/>
    </style:style>
    <style:style style:name="co2" style:family="table-column">
      <style:table-column-properties style:column-width="3.109cm" style:use-optimal-column-width="false"/>
    </style:style>
    <style:style style:name="co3" style:family="table-column">
      <style:table-column-properties style:column-width="3.132cm" style:use-optimal-column-width="false"/>
    </style:style>
    <style:style style:name="co4" style:family="table-column">
      <style:table-column-properties style:column-width="2.98cm" style:use-optimal-column-width="false"/>
    </style:style>
    <style:style style:name="co5" style:family="table-column">
      <style:table-column-properties style:column-width="3.135cm" style:use-optimal-column-width="false"/>
    </style:style>
    <style:style style:name="co6" style:family="table-column">
      <style:table-column-properties style:column-width="3.134cm" style:use-optimal-column-width="false"/>
    </style:style>
    <style:style style:name="co7" style:family="table-column">
      <style:table-column-properties style:column-width="1.357cm" style:use-optimal-column-width="false"/>
    </style:style>
    <style:style style:name="co8" style:family="table-column">
      <style:table-column-properties style:column-width="1.356cm" style:use-optimal-column-width="false"/>
    </style:style>
    <style:style style:name="co9" style:family="table-column">
      <style:table-column-properties style:column-width="2.627cm" style:use-optimal-column-width="false"/>
    </style:style>
    <style:style style:name="co10" style:family="table-column">
      <style:table-column-properties style:column-width="2.626cm" style:use-optimal-column-width="false"/>
    </style:style>
    <style:style style:name="co11" style:family="table-column">
      <style:table-column-properties style:column-width="2.584cm" style:use-optimal-column-width="false"/>
    </style:style>
    <style:style style:name="co12" style:family="table-column">
      <style:table-column-properties style:column-width="2.581cm" style:use-optimal-column-width="false"/>
    </style:style>
    <style:style style:name="co13" style:family="table-column">
      <style:table-column-properties style:column-width="2.819cm" style:use-optimal-column-width="false"/>
    </style:style>
    <style:style style:name="co14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-0.234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6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3333"/>
    </style:style>
    <style:style style:name="ce3" style:family="table-cell">
      <style:graphic-properties style:repeat="repeat"/>
      <style:text-properties fo:color="#0000ff"/>
    </style:style>
    <style:style style:name="ce4" style:family="table-cell">
      <style:graphic-properties style:repeat="repeat"/>
      <style:text-properties fo:color="#006600"/>
    </style:style>
    <style:style style:name="ce5" style:family="table-cell">
      <style:graphic-properties style:repeat="repeat"/>
      <style:text-properties fo:color="#ff0000"/>
    </style:style>
    <style:style style:name="ce6" style:family="table-cell">
      <style:graphic-properties style:repeat="repeat"/>
      <style:text-properties fo:color="#000000"/>
    </style:style>
    <style:style style:name="ce7" style:family="table-cell">
      <style:graphic-properties style:repeat="repeat"/>
      <style:text-properties fo:color="#0000cc"/>
    </style:style>
    <style:style style:name="ce8" style:family="table-cell">
      <style:graphic-properties style:repeat="repeat"/>
      <style:text-properties fo:color="#ffff00"/>
    </style:style>
    <style:style style:name="ce9" style:family="table-cell">
      <style:graphic-properties style:repeat="repeat"/>
      <style:text-properties fo:color="#cc00cc"/>
    </style:style>
    <style:style style:name="ce10" style:family="table-cell">
      <style:graphic-properties style:repeat="repeat"/>
      <style:text-properties fo:color="#ff8080"/>
    </style:style>
    <style:style style:name="ce11" style:family="table-cell">
      <style:graphic-properties style:repeat="repeat"/>
      <style:text-properties fo:color="#0084d1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3399ff"/>
    </style:style>
    <style:style style:name="T2" style:family="text">
      <style:text-properties fo:color="#00ff66"/>
    </style:style>
    <style:style style:name="T3" style:family="text">
      <style:text-properties fo:color="#ffff00"/>
    </style:style>
    <style:style style:name="T4" style:family="text">
      <style:text-properties fo:color="#ff8080"/>
    </style:style>
    <style:style style:name="T5" style:family="text">
      <style:text-properties fo:color="#ff3333"/>
    </style:style>
    <style:style style:name="T6" style:family="text">
      <style:text-properties fo:color="#0000ff"/>
    </style:style>
    <style:style style:name="T7" style:family="text">
      <style:text-properties fo:color="#006600"/>
    </style:style>
    <style:style style:name="T8" style:family="text">
      <style:text-properties fo:color="#ff0000"/>
    </style:style>
    <style:style style:name="T9" style:family="text">
      <style:text-properties style:font-name="Courier1" fo:font-size="13pt" style:font-size-asian="13pt" style:font-size-complex="13pt"/>
    </style:style>
    <style:style style:name="T10" style:family="text">
      <style:text-properties fo:color="#000000"/>
    </style:style>
    <style:style style:name="T11" style:family="text">
      <style:text-properties fo:color="#0000cc"/>
    </style:style>
    <style:style style:name="T12" style:family="text">
      <style:text-properties fo:color="#cc00c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84d1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 de données<text:line-break/>relationnell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n ensemble de tableaux (“tables”)</text:p>
              </text:list-item>
              <text:list-item>
                <text:p>Les colonnes sont définies</text:p>
              </text:list-item>
              <text:list-item>
                <text:p>L'ajout d'un enregistrement crée une nouvelle ligne</text:p>
              </text:list-item>
              <text:list-item>
                <text:p>Les données d'une table peuvent être en relation avec celles d'autres t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Exemple</text:p>
          </draw:text-box>
        </draw:frame>
        <draw:frame presentation:style-name="pr2" draw:layer="layout" svg:width="25.199cm" svg:height="12.179cm" svg:x="1.4cm" svg:y="4.914cm" presentation:class="outline">
          <draw:text-box>
            <text:p>CREATE TYPE privacy_t AS ENUM('private','public');</text:p>
            <text:p/>
            <text:p>CREATE TABLE <text:span text:style-name="T1">posts</text:span> (</text:p>
            <text:p><text:s text:c="4"/><text:span text:style-name="T2">pk_post_id</text:span> BIGSERIAL,</text:p>
            <text:p><text:s text:c="4"/>creation_ts TIMESTAMP WITHOUT TIME ZONE <text:span text:style-name="T3">NOT NULL</text:span>,</text:p>
            <text:p><text:s text:c="4"/>body TEXT <text:span text:style-name="T3">NOT NULL</text:span>,</text:p>
            <text:p><text:s text:c="4"/>privacy privacy_t <text:span text:style-name="T3">NOT NULL</text:span>,</text:p>
            <text:p/>
            <text:p><text:s text:c="4"/><text:span text:style-name="T4">fk_media_id</text:span> BIGINT,</text:p>
            <text:p/>
            <text:p><text:s text:c="4"/><text:span text:style-name="T4">from_fk_user_id</text:span> INTEGER <text:span text:style-name="T3">NOT NULL</text:span>,</text:p>
            <text:p><text:s text:c="4"/><text:span text:style-name="T4">to_fk_user_id</text:span> INTEGER <text:span text:style-name="T3">NOT NULL</text:span>,</text:p>
            <text:p/>
            <text:p><text:s text:c="4"/><text:span text:style-name="T2">PRIMARY KEY (pk_post_id)</text:span>,</text:p>
            <text:p><text:s text:c="4"/><text:span text:style-name="T4">FOREIGN KEY (from_fk_user_id) REFERENCES users(pk_user_id) ON DELETE CASCADE,</text:span></text:p>
            <text:p><text:span text:style-name="T4"><text:s text:c="4"/></text:span><text:span text:style-name="T4">FOREIGN KEY (to_fk_user_id) REFERENCES users(pk_user_id) ON DELETE CASCADE,</text:span></text:p>
            <text:p><text:span text:style-name="T4"><text:s text:c="4"/></text:span><text:span text:style-name="T4">FOREIGN KEY (fk_media_id) REFERENCES medias(pk_media_id) ON DELETE CASCADE</text:span></text:p>
            <text:p>);</text:p>
            <text:p/>
          </draw:text-box>
        </draw:frame>
        <draw:frame draw:style-name="gr2" draw:layer="layout" svg:width="9.652cm" svg:height="3.095cm" svg:x="17.78cm" svg:y="4.064cm">
          <draw:text-box>
            <text:p>La table de <text:span text:style-name="T1">posts</text:span></text:p>
            <text:p><text:span text:style-name="T2">Clé primaire</text:span></text:p>
            <text:p><text:span text:style-name="T4">Clés étrangères</text:span></text:p>
            <text:p>Informations <text:span text:style-name="T3">obligatoires</text:span></text:p>
          </draw:text-box>
        </draw:frame>
        <draw:custom-shape draw:style-name="gr3" draw:text-style-name="P2" draw:layer="layout" svg:width="1.016cm" svg:height="6.35cm" svg:x="13.516cm" svg:y="6.60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6.096cm" svg:height="1.016cm" svg:x="14.278cm" svg:y="9.144cm">
          <draw:text-box>
            <text:p>“champs”, colonnes</text:p>
          </draw:text-box>
        </draw:frame>
        <draw:custom-shape draw:style-name="gr5" draw:text-style-name="P2" draw:layer="layout" svg:width="0.508cm" svg:height="3.048cm" svg:x="9.398cm" svg:y="9.90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3.302cm" svg:height="1.016cm" svg:x="9.906cm" svg:y="10.922cm">
          <draw:text-box>
            <text:p>relations</text:p>
          </draw:text-box>
        </draw:frame>
        <draw:custom-shape draw:style-name="gr6" draw:text-style-name="P2" draw:layer="layout" svg:width="0.508cm" svg:height="2.032cm" svg:x="19.812cm" svg:y="14.2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3.302cm" svg:height="1.016cm" svg:x="20.22cm" svg:y="14.74cm">
          <draw:text-box>
            <text:p>rel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standard" draw:layer="layout" svg:width="9.324cm" svg:height="4.859cm" svg:x="0.835cm" svg:y="1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ser_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507cm" svg:height="5.831cm" svg:x="11.102cm" svg:y="1.8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post_id</text:p>
              </table:table-cell>
              <table:table-cell>
                <text:p>text</text:p>
              </table:table-cell>
              <table:table-cell>
                <text:p>media_id</text:p>
              </table:table-cell>
              <table:table-cell>
                <text:p>user_id1</text:p>
              </table:table-cell>
              <table:table-cell>
                <text:p>user_id2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268cm" svg:height="4.859cm" svg:x="20.662cm" svg:y="8.7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>media_id</text:p>
              </table:table-cell>
              <table:table-cell>
                <text:p>filename</text:p>
              </table:table-cell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.712cm" svg:height="4.859cm" svg:x="0.785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id1</text:p>
              </table:table-cell>
              <table:table-cell>
                <text:p>id2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252cm" svg:height="5.831cm" svg:x="4.095cm" svg:y="8.4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htag_id</text:p>
              </table:table-cell>
              <table:table-cell>
                <text:p>htag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0.332cm" svg:height="4.859cm" svg:x="10.005cm" svg:y="8.79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post_id</text:p>
              </table:table-cell>
              <table:table-cell>
                <text:p>htag_id</text:p>
              </table:table-cell>
              <table:table-cell>
                <text:p>seq_id</text:p>
              </table:table-cell>
              <table:table-cell>
                <text:p>pop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098cm" svg:height="4.859cm" svg:x="0.742cm" svg:y="15.08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">
              <table:table-cell>
                <text:p>user_id</text:p>
              </table:table-cell>
              <table:table-cell>
                <text:p>post_id</text:p>
              </table:table-cell>
              <table:table-cell>
                <text:p>seq_id</text:p>
              </table:table-cell>
              <table:table-cell>
                <text:p>begin</text:p>
              </table:table-cell>
              <table:table-cell>
                <text:p>end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7" draw:layer="layout" svg:width="4.572cm" svg:height="0.962cm" svg:x="0.508cm" svg:y="1.097cm">
          <draw:text-box>
            <text:p>users</text:p>
          </draw:text-box>
        </draw:frame>
        <draw:frame draw:style-name="gr7" draw:layer="layout" svg:width="4.064cm" svg:height="0.962cm" svg:x="10.822cm" svg:y="1.016cm">
          <draw:text-box>
            <text:p>posts</text:p>
          </draw:text-box>
        </draw:frame>
        <draw:frame draw:style-name="gr7" draw:layer="layout" svg:width="3.81cm" svg:height="0.962cm" svg:x="0.508cm" svg:y="7.534cm">
          <draw:text-box>
            <text:p>friendships</text:p>
          </draw:text-box>
        </draw:frame>
        <draw:frame draw:style-name="gr7" draw:layer="layout" svg:width="3.556cm" svg:height="0.962cm" svg:x="4.318cm" svg:y="7.534cm">
          <draw:text-box>
            <text:p>htags</text:p>
          </draw:text-box>
        </draw:frame>
        <draw:frame draw:style-name="gr8" draw:layer="layout" svg:width="3.918cm" svg:height="0.962cm" svg:x="9.698cm" svg:y="7.928cm">
          <draw:text-box>
            <text:p>posts_htags</text:p>
          </draw:text-box>
        </draw:frame>
        <draw:frame draw:style-name="gr9" draw:layer="layout" svg:width="2.542cm" svg:height="0.962cm" svg:x="20.374cm" svg:y="7.874cm">
          <draw:text-box>
            <text:p>medias</text:p>
          </draw:text-box>
        </draw:frame>
        <draw:frame draw:style-name="gr10" draw:layer="layout" svg:width="3.669cm" svg:height="0.962cm" svg:x="0.459cm" svg:y="14.224cm">
          <draw:text-box>
            <text:p>htags_likes</text:p>
          </draw:text-box>
        </draw:frame>
        <draw:frame draw:style-name="gr11" draw:layer="layout" svg:width="11.684cm" svg:height="5.228cm" svg:x="15.24cm" svg:y="14.224cm">
          <draw:text-box>
            <text:p>Modèle simplifié : d'autres colonnes existent, d'autres tables aussi.</text:p>
            <text:p/>
            <text:p>Quelques règles :</text:p>
            <text:list text:style-name="L1">
              <text:list-item>
                <text:p>chaque chose à sa place</text:p>
              </text:list-item>
              <text:list-item>
                <text:p>ne pas dupliquer d'information, sauf si complexe à calculer (pop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standard" draw:layer="layout" svg:width="9.324cm" svg:height="4.859cm" svg:x="0.835cm" svg:y="1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ser_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Alain</text:p>
              </table:table-cell>
              <table:table-cell>
                <text:p>Dupont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Bernard</text:p>
              </table:table-cell>
              <table:table-cell>
                <text:p>Durant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Charles</text:p>
              </table:table-cell>
              <table:table-cell>
                <text:p>Martin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David</text:p>
              </table:table-cell>
              <table:table-cell>
                <text:p>Petit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5.507cm" svg:height="5.831cm" svg:x="11.102cm" svg:y="1.8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post_id</text:p>
              </table:table-cell>
              <table:table-cell>
                <text:p>text</text:p>
              </table:table-cell>
              <table:table-cell>
                <text:p>media_id</text:p>
              </table:table-cell>
              <table:table-cell>
                <text:p>user_id1</text:p>
              </table:table-cell>
              <table:table-cell>
                <text:p>user_id2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6.268cm" svg:height="4.859cm" svg:x="20.662cm" svg:y="8.7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>media_id</text:p>
              </table:table-cell>
              <table:table-cell>
                <text:p>filename</text:p>
              </table:table-cell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.712cm" svg:height="4.859cm" svg:x="0.785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id1</text:p>
              </table:table-cell>
              <table:table-cell>
                <text:p>id2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5.252cm" svg:height="5.831cm" svg:x="4.095cm" svg:y="8.4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htag_id</text:p>
              </table:table-cell>
              <table:table-cell>
                <text:p>htag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0.332cm" svg:height="4.859cm" svg:x="10.005cm" svg:y="8.79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post_id</text:p>
              </table:table-cell>
              <table:table-cell>
                <text:p>htag_id</text:p>
              </table:table-cell>
              <table:table-cell>
                <text:p>seq_id</text:p>
              </table:table-cell>
              <table:table-cell>
                <text:p>pop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098cm" svg:height="4.859cm" svg:x="0.742cm" svg:y="15.08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">
              <table:table-cell>
                <text:p>user_id</text:p>
              </table:table-cell>
              <table:table-cell>
                <text:p>post_id</text:p>
              </table:table-cell>
              <table:table-cell>
                <text:p>seq_id</text:p>
              </table:table-cell>
              <table:table-cell>
                <text:p>begin</text:p>
              </table:table-cell>
              <table:table-cell>
                <text:p>end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7" draw:layer="layout" svg:width="4.572cm" svg:height="0.962cm" svg:x="0.508cm" svg:y="1.097cm">
          <draw:text-box>
            <text:p>users</text:p>
          </draw:text-box>
        </draw:frame>
        <draw:frame draw:style-name="gr7" draw:layer="layout" svg:width="4.064cm" svg:height="0.962cm" svg:x="10.822cm" svg:y="1.016cm">
          <draw:text-box>
            <text:p>posts</text:p>
          </draw:text-box>
        </draw:frame>
        <draw:frame draw:style-name="gr7" draw:layer="layout" svg:width="3.81cm" svg:height="0.962cm" svg:x="0.508cm" svg:y="7.534cm">
          <draw:text-box>
            <text:p>friendships</text:p>
          </draw:text-box>
        </draw:frame>
        <draw:frame draw:style-name="gr7" draw:layer="layout" svg:width="3.556cm" svg:height="0.962cm" svg:x="4.318cm" svg:y="7.534cm">
          <draw:text-box>
            <text:p>htags</text:p>
          </draw:text-box>
        </draw:frame>
        <draw:frame draw:style-name="gr8" draw:layer="layout" svg:width="3.918cm" svg:height="0.962cm" svg:x="9.698cm" svg:y="7.928cm">
          <draw:text-box>
            <text:p>posts_htags</text:p>
          </draw:text-box>
        </draw:frame>
        <draw:frame draw:style-name="gr9" draw:layer="layout" svg:width="2.542cm" svg:height="0.962cm" svg:x="20.374cm" svg:y="7.874cm">
          <draw:text-box>
            <text:p>medias</text:p>
          </draw:text-box>
        </draw:frame>
        <draw:frame draw:style-name="gr10" draw:layer="layout" svg:width="3.669cm" svg:height="0.962cm" svg:x="0.459cm" svg:y="14.224cm">
          <draw:text-box>
            <text:p>htags_likes</text:p>
          </draw:text-box>
        </draw:frame>
        <draw:frame draw:style-name="gr12" draw:layer="layout" svg:width="11.684cm" svg:height="1.673cm" svg:x="15.24cm" svg:y="14.224cm">
          <draw:text-box>
            <text:p>Ajout de users, user_id géré automatiqu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standard" draw:layer="layout" svg:width="9.324cm" svg:height="4.859cm" svg:x="0.835cm" svg:y="1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ser_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  <table:table-row table:style-name="ro1" table:default-cell-style-name="ce1">
              <table:table-cell table:style-name="ce2">
                <text:p><text:span text:style-name="T5">1</text:span></text:p>
              </table:table-cell>
              <table:table-cell>
                <text:p>Alain</text:p>
              </table:table-cell>
              <table:table-cell>
                <text:p>Dupont</text:p>
              </table:table-cell>
            </table:table-row>
            <table:table-row table:style-name="ro1" table:default-cell-style-name="ce1">
              <table:table-cell table:style-name="ce3">
                <text:p><text:span text:style-name="T6">2</text:span></text:p>
              </table:table-cell>
              <table:table-cell>
                <text:p>Bernard</text:p>
              </table:table-cell>
              <table:table-cell>
                <text:p>Durant</text:p>
              </table:table-cell>
            </table:table-row>
            <table:table-row table:style-name="ro1" table:default-cell-style-name="ce1">
              <table:table-cell table:style-name="ce4">
                <text:p><text:span text:style-name="T7">3</text:span></text:p>
              </table:table-cell>
              <table:table-cell>
                <text:p>Charles</text:p>
              </table:table-cell>
              <table:table-cell>
                <text:p>Martin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David</text:p>
              </table:table-cell>
              <table:table-cell>
                <text:p>Petit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5.507cm" svg:height="5.831cm" svg:x="11.102cm" svg:y="1.8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post_id</text:p>
              </table:table-cell>
              <table:table-cell>
                <text:p>text</text:p>
              </table:table-cell>
              <table:table-cell>
                <text:p>media_id</text:p>
              </table:table-cell>
              <table:table-cell>
                <text:p>user_id1</text:p>
              </table:table-cell>
              <table:table-cell>
                <text:p>user_id2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268cm" svg:height="4.859cm" svg:x="20.662cm" svg:y="8.7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>media_id</text:p>
              </table:table-cell>
              <table:table-cell>
                <text:p>filename</text:p>
              </table:table-cell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2.712cm" svg:height="4.859cm" svg:x="0.785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id1</text:p>
              </table:table-cell>
              <table:table-cell>
                <text:p>id2</text:p>
              </table:table-cell>
            </table:table-row>
            <table:table-row table:style-name="ro1">
              <table:table-cell table:style-name="ce5">
                <text:p><text:span text:style-name="T8">1</text:span></text:p>
              </table:table-cell>
              <table:table-cell table:style-name="ce3">
                <text:p><text:span text:style-name="T6">2</text:span></text:p>
              </table:table-cell>
            </table:table-row>
            <table:table-row table:style-name="ro1">
              <table:table-cell table:style-name="ce3">
                <text:p><text:span text:style-name="T6">2</text:span></text:p>
              </table:table-cell>
              <table:table-cell table:style-name="ce5">
                <text:p><text:span text:style-name="T8">1</text:span></text:p>
              </table:table-cell>
            </table:table-row>
            <table:table-row table:style-name="ro1">
              <table:table-cell table:style-name="ce5">
                <text:p><text:span text:style-name="T8">1</text:span></text:p>
              </table:table-cell>
              <table:table-cell table:style-name="ce4">
                <text:p><text:span text:style-name="T7">3</text:span></text:p>
              </table:table-cell>
            </table:table-row>
            <table:table-row table:style-name="ro1">
              <table:table-cell table:style-name="ce4">
                <text:p><text:span text:style-name="T7">3</text:span></text:p>
              </table:table-cell>
              <table:table-cell table:style-name="ce5">
                <text:p><text:span text:style-name="T8">1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5.252cm" svg:height="5.831cm" svg:x="4.095cm" svg:y="8.4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htag_id</text:p>
              </table:table-cell>
              <table:table-cell>
                <text:p>htag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0.332cm" svg:height="4.859cm" svg:x="10.005cm" svg:y="8.79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post_id</text:p>
              </table:table-cell>
              <table:table-cell>
                <text:p>htag_id</text:p>
              </table:table-cell>
              <table:table-cell>
                <text:p>seq_id</text:p>
              </table:table-cell>
              <table:table-cell>
                <text:p>pop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098cm" svg:height="4.859cm" svg:x="0.742cm" svg:y="15.08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">
              <table:table-cell>
                <text:p>user_id</text:p>
              </table:table-cell>
              <table:table-cell>
                <text:p>post_id</text:p>
              </table:table-cell>
              <table:table-cell>
                <text:p>seq_id</text:p>
              </table:table-cell>
              <table:table-cell>
                <text:p>begin</text:p>
              </table:table-cell>
              <table:table-cell>
                <text:p>end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frame draw:style-name="gr7" draw:layer="layout" svg:width="4.572cm" svg:height="0.962cm" svg:x="0.508cm" svg:y="1.097cm">
          <draw:text-box>
            <text:p>users</text:p>
          </draw:text-box>
        </draw:frame>
        <draw:frame draw:style-name="gr7" draw:layer="layout" svg:width="4.064cm" svg:height="0.962cm" svg:x="10.822cm" svg:y="1.016cm">
          <draw:text-box>
            <text:p>posts</text:p>
          </draw:text-box>
        </draw:frame>
        <draw:frame draw:style-name="gr7" draw:layer="layout" svg:width="3.81cm" svg:height="0.962cm" svg:x="0.508cm" svg:y="7.534cm">
          <draw:text-box>
            <text:p>friendships</text:p>
          </draw:text-box>
        </draw:frame>
        <draw:frame draw:style-name="gr7" draw:layer="layout" svg:width="3.556cm" svg:height="0.962cm" svg:x="4.318cm" svg:y="7.534cm">
          <draw:text-box>
            <text:p>htags</text:p>
          </draw:text-box>
        </draw:frame>
        <draw:frame draw:style-name="gr8" draw:layer="layout" svg:width="3.918cm" svg:height="0.962cm" svg:x="9.698cm" svg:y="7.928cm">
          <draw:text-box>
            <text:p>posts_htags</text:p>
          </draw:text-box>
        </draw:frame>
        <draw:frame draw:style-name="gr9" draw:layer="layout" svg:width="2.542cm" svg:height="0.962cm" svg:x="20.374cm" svg:y="7.874cm">
          <draw:text-box>
            <text:p>medias</text:p>
          </draw:text-box>
        </draw:frame>
        <draw:frame draw:style-name="gr10" draw:layer="layout" svg:width="3.669cm" svg:height="0.962cm" svg:x="0.459cm" svg:y="14.224cm">
          <draw:text-box>
            <text:p>htags_likes</text:p>
          </draw:text-box>
        </draw:frame>
        <draw:frame draw:style-name="gr13" draw:layer="layout" svg:width="11.684cm" svg:height="3.616cm" svg:x="15.24cm" svg:y="14.224cm">
          <draw:text-box>
            <text:p>Alain et Bernard sont amis</text:p>
            <text:p>Alain et Charles sont amis</text:p>
            <text:p/>
            <text:p>Les amis d'Alain :</text:p>
            <text:p><text:span text:style-name="T9">select id2 from friendships where id1=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standard" draw:layer="layout" svg:width="9.324cm" svg:height="4.859cm" svg:x="0.835cm" svg:y="1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ser_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  <table:table-row table:style-name="ro1" table:default-cell-style-name="ce1">
              <table:table-cell table:style-name="ce2">
                <text:p><text:span text:style-name="T5">1</text:span></text:p>
              </table:table-cell>
              <table:table-cell>
                <text:p>Alain</text:p>
              </table:table-cell>
              <table:table-cell>
                <text:p>Dupont</text:p>
              </table:table-cell>
            </table:table-row>
            <table:table-row table:style-name="ro1" table:default-cell-style-name="ce1">
              <table:table-cell table:style-name="ce6">
                <text:p><text:span text:style-name="T10">2</text:span></text:p>
              </table:table-cell>
              <table:table-cell>
                <text:p>Bernard</text:p>
              </table:table-cell>
              <table:table-cell>
                <text:p>Durant</text:p>
              </table:table-cell>
            </table:table-row>
            <table:table-row table:style-name="ro1" table:default-cell-style-name="ce1">
              <table:table-cell table:style-name="ce6">
                <text:p><text:span text:style-name="T10">3</text:span></text:p>
              </table:table-cell>
              <table:table-cell>
                <text:p>Charles</text:p>
              </table:table-cell>
              <table:table-cell>
                <text:p>Martin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David</text:p>
              </table:table-cell>
              <table:table-cell>
                <text:p>Petit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5.507cm" svg:height="5.831cm" svg:x="11.102cm" svg:y="1.8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post_id</text:p>
              </table:table-cell>
              <table:table-cell>
                <text:p>text</text:p>
              </table:table-cell>
              <table:table-cell>
                <text:p>media_id</text:p>
              </table:table-cell>
              <table:table-cell>
                <text:p>user_id1</text:p>
              </table:table-cell>
              <table:table-cell>
                <text:p>user_id2</text:p>
              </table:table-cell>
            </table:table-row>
            <table:table-row table:style-name="ro3" table:default-cell-style-name="ce5">
              <table:table-cell table:style-name="ce4">
                <text:p><text:span text:style-name="T7">1</text:span></text:p>
              </table:table-cell>
              <table:table-cell table:style-name="ce1">
                <text:p>blabla</text:p>
              </table:table-cell>
              <table:table-cell table:style-name="ce7">
                <text:p><text:span text:style-name="T11">1</text:span></text:p>
              </table:table-cell>
              <table:table-cell>
                <text:p><text:span text:style-name="T8">1</text:span></text:p>
              </table:table-cell>
              <table:table-cell>
                <text:p><text:span text:style-name="T8">1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6.268cm" svg:height="4.859cm" svg:x="20.662cm" svg:y="8.7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>media_id</text:p>
              </table:table-cell>
              <table:table-cell>
                <text:p>filename</text:p>
              </table:table-cell>
            </table:table-row>
            <table:table-row table:style-name="ro3" table:default-cell-style-name="ce1">
              <table:table-cell>
                <text:p><text:span text:style-name="T11">1</text:span></text:p>
              </table:table-cell>
              <table:table-cell>
                <text:p>abc.jpg</text:p>
              </table:table-cell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2.712cm" svg:height="4.859cm" svg:x="0.785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id1</text:p>
              </table:table-cell>
              <table:table-cell>
                <text:p>id2</text:p>
              </table:table-cell>
            </table:table-row>
            <table:table-row table:style-name="ro1" table:default-cell-style-name="ce6">
              <table:table-cell>
                <text:p><text:span text:style-name="T10">1</text:span></text:p>
              </table:table-cell>
              <table:table-cell>
                <text:p><text:span text:style-name="T10">2</text:span></text:p>
              </table:table-cell>
            </table:table-row>
            <table:table-row table:style-name="ro1" table:default-cell-style-name="ce6">
              <table:table-cell>
                <text:p><text:span text:style-name="T10">2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1" table:default-cell-style-name="ce6">
              <table:table-cell>
                <text:p><text:span text:style-name="T10">1</text:span></text:p>
              </table:table-cell>
              <table:table-cell>
                <text:p><text:span text:style-name="T10">3</text:span></text:p>
              </table:table-cell>
            </table:table-row>
            <table:table-row table:style-name="ro1" table:default-cell-style-name="ce6">
              <table:table-cell>
                <text:p><text:span text:style-name="T10">3</text:span></text:p>
              </table:table-cell>
              <table:table-cell>
                <text:p><text:span text:style-name="T10">1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5.252cm" svg:height="5.831cm" svg:x="4.095cm" svg:y="8.4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htag_id</text:p>
              </table:table-cell>
              <table:table-cell>
                <text:p>htag</text:p>
              </table:table-cell>
            </table:table-row>
            <table:table-row table:style-name="ro1">
              <table:table-cell table:style-name="ce8">
                <text:p><text:span text:style-name="T3">1</text:span></text:p>
              </table:table-cell>
              <table:table-cell table:style-name="ce1">
                <text:p>trobo</text:p>
              </table:table-cell>
            </table:table-row>
            <table:table-row table:style-name="ro1">
              <table:table-cell table:style-name="ce9">
                <text:p><text:span text:style-name="T12">2</text:span></text:p>
              </table:table-cell>
              <table:table-cell table:style-name="ce1">
                <text:p>stylé</text:p>
              </table:table-cell>
            </table:table-row>
            <table:table-row table:style-name="ro1">
              <table:table-cell table:style-name="ce10">
                <text:p><text:span text:style-name="T4">3</text:span></text:p>
              </table:table-cell>
              <table:table-cell table:style-name="ce1">
                <text:p>swag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0.332cm" svg:height="4.859cm" svg:x="10.005cm" svg:y="8.79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post_id</text:p>
              </table:table-cell>
              <table:table-cell>
                <text:p>htag_id</text:p>
              </table:table-cell>
              <table:table-cell>
                <text:p>seq_id</text:p>
              </table:table-cell>
              <table:table-cell>
                <text:p>pop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>
                <text:p><text:span text:style-name="T3">1</text:span>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>
                <text:p><text:span text:style-name="T12">2</text:span>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>
                <text:p><text:span text:style-name="T4">3</text:span>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4.098cm" svg:height="4.859cm" svg:x="0.742cm" svg:y="15.08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">
              <table:table-cell>
                <text:p>user_id</text:p>
              </table:table-cell>
              <table:table-cell>
                <text:p>post_id</text:p>
              </table:table-cell>
              <table:table-cell>
                <text:p>seq_id</text:p>
              </table:table-cell>
              <table:table-cell>
                <text:p>begin</text:p>
              </table:table-cell>
              <table:table-cell>
                <text:p>end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gr7" draw:layer="layout" svg:width="4.572cm" svg:height="0.962cm" svg:x="0.508cm" svg:y="1.097cm">
          <draw:text-box>
            <text:p>users</text:p>
          </draw:text-box>
        </draw:frame>
        <draw:frame draw:style-name="gr7" draw:layer="layout" svg:width="4.064cm" svg:height="0.962cm" svg:x="10.822cm" svg:y="1.016cm">
          <draw:text-box>
            <text:p>posts</text:p>
          </draw:text-box>
        </draw:frame>
        <draw:frame draw:style-name="gr7" draw:layer="layout" svg:width="3.81cm" svg:height="0.962cm" svg:x="0.508cm" svg:y="7.534cm">
          <draw:text-box>
            <text:p>friendships</text:p>
          </draw:text-box>
        </draw:frame>
        <draw:frame draw:style-name="gr7" draw:layer="layout" svg:width="3.556cm" svg:height="0.962cm" svg:x="4.318cm" svg:y="7.534cm">
          <draw:text-box>
            <text:p>htags</text:p>
          </draw:text-box>
        </draw:frame>
        <draw:frame draw:style-name="gr8" draw:layer="layout" svg:width="3.918cm" svg:height="0.962cm" svg:x="9.698cm" svg:y="7.928cm">
          <draw:text-box>
            <text:p>posts_htags</text:p>
          </draw:text-box>
        </draw:frame>
        <draw:frame draw:style-name="gr9" draw:layer="layout" svg:width="2.542cm" svg:height="0.962cm" svg:x="20.374cm" svg:y="7.874cm">
          <draw:text-box>
            <text:p>medias</text:p>
          </draw:text-box>
        </draw:frame>
        <draw:frame draw:style-name="gr10" draw:layer="layout" svg:width="3.669cm" svg:height="0.962cm" svg:x="0.459cm" svg:y="14.224cm">
          <draw:text-box>
            <text:p>htags_likes</text:p>
          </draw:text-box>
        </draw:frame>
        <draw:frame draw:style-name="gr14" draw:layer="layout" svg:width="11.684cm" svg:height="5.939cm" svg:x="15.24cm" svg:y="14.224cm">
          <draw:text-box>
            <text:p>Alain poste un message sur lui-même avec une photo :</text:p>
            <text:p>“blabla” #trobo #stylé #swag</text:p>
            <text:p>Pour l'instant les compteurs de pop sont à zéro</text:p>
            <text:p/>
            <text:p>Comment retrouver les posts à afficher dans le flux d'un utilisateur 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standard" draw:layer="layout" svg:width="9.324cm" svg:height="4.859cm" svg:x="0.835cm" svg:y="1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ser_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  <table:table-row table:style-name="ro1" table:default-cell-style-name="ce1">
              <table:table-cell table:style-name="ce2">
                <text:p><text:span text:style-name="T5">1</text:span></text:p>
              </table:table-cell>
              <table:table-cell>
                <text:p>Alain</text:p>
              </table:table-cell>
              <table:table-cell>
                <text:p>Dupont</text:p>
              </table:table-cell>
            </table:table-row>
            <table:table-row table:style-name="ro1" table:default-cell-style-name="ce1">
              <table:table-cell table:style-name="ce6">
                <text:p><text:span text:style-name="T6">2</text:span></text:p>
              </table:table-cell>
              <table:table-cell>
                <text:p>Bernard</text:p>
              </table:table-cell>
              <table:table-cell>
                <text:p>Durant</text:p>
              </table:table-cell>
            </table:table-row>
            <table:table-row table:style-name="ro1" table:default-cell-style-name="ce1">
              <table:table-cell table:style-name="ce6">
                <text:p><text:span text:style-name="T3">3</text:span></text:p>
              </table:table-cell>
              <table:table-cell>
                <text:p>Charles</text:p>
              </table:table-cell>
              <table:table-cell>
                <text:p>Martin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David</text:p>
              </table:table-cell>
              <table:table-cell>
                <text:p>Petit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5.507cm" svg:height="5.831cm" svg:x="11.102cm" svg:y="1.2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post_id</text:p>
              </table:table-cell>
              <table:table-cell>
                <text:p>text</text:p>
              </table:table-cell>
              <table:table-cell>
                <text:p>media_id</text:p>
              </table:table-cell>
              <table:table-cell>
                <text:p>user_id1</text:p>
              </table:table-cell>
              <table:table-cell>
                <text:p>user_id2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1">
                <text:p>blabla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6.268cm" svg:height="4.859cm" svg:x="20.662cm" svg:y="8.1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>media_id</text:p>
              </table:table-cell>
              <table:table-cell>
                <text:p>filename</text:p>
              </table:table-cell>
            </table:table-row>
            <table:table-row table:style-name="ro3">
              <table:table-cell table:style-name="ce6">
                <text:p><text:span text:style-name="T10">1</text:span></text:p>
              </table:table-cell>
              <table:table-cell table:style-name="ce1">
                <text:p>abc.jpg</text:p>
              </table:table-cell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2.712cm" svg:height="4.859cm" svg:x="0.785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id1</text:p>
              </table:table-cell>
              <table:table-cell>
                <text:p>id2</text:p>
              </table:table-cell>
            </table:table-row>
            <table:table-row table:style-name="ro1" table:default-cell-style-name="ce6">
              <table:table-cell>
                <text:p><text:span text:style-name="T10">1</text:span></text:p>
              </table:table-cell>
              <table:table-cell>
                <text:p><text:span text:style-name="T10">2</text:span></text:p>
              </table:table-cell>
            </table:table-row>
            <table:table-row table:style-name="ro1" table:default-cell-style-name="ce6">
              <table:table-cell>
                <text:p><text:span text:style-name="T10">2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1" table:default-cell-style-name="ce6">
              <table:table-cell>
                <text:p><text:span text:style-name="T10">1</text:span></text:p>
              </table:table-cell>
              <table:table-cell>
                <text:p><text:span text:style-name="T10">3</text:span></text:p>
              </table:table-cell>
            </table:table-row>
            <table:table-row table:style-name="ro1" table:default-cell-style-name="ce6">
              <table:table-cell>
                <text:p><text:span text:style-name="T10">3</text:span></text:p>
              </table:table-cell>
              <table:table-cell>
                <text:p><text:span text:style-name="T10">1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5.252cm" svg:height="5.831cm" svg:x="4.095cm" svg:y="8.4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htag_id</text:p>
              </table:table-cell>
              <table:table-cell>
                <text:p>htag</text:p>
              </table:table-cell>
            </table:table-row>
            <table:table-row table:style-name="ro1">
              <table:table-cell table:style-name="ce6">
                <text:p><text:span text:style-name="T10">1</text:span></text:p>
              </table:table-cell>
              <table:table-cell table:style-name="ce1">
                <text:p>trobo</text:p>
              </table:table-cell>
            </table:table-row>
            <table:table-row table:style-name="ro1">
              <table:table-cell table:style-name="ce6">
                <text:p><text:span text:style-name="T10">2</text:span></text:p>
              </table:table-cell>
              <table:table-cell table:style-name="ce1">
                <text:p>stylé</text:p>
              </table:table-cell>
            </table:table-row>
            <table:table-row table:style-name="ro1">
              <table:table-cell table:style-name="ce6">
                <text:p><text:span text:style-name="T10">3</text:span></text:p>
              </table:table-cell>
              <table:table-cell table:style-name="ce1">
                <text:p>swag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0.332cm" svg:height="4.859cm" svg:x="10.005cm" svg:y="8.19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post_id</text:p>
              </table:table-cell>
              <table:table-cell>
                <text:p>htag_id</text:p>
              </table:table-cell>
              <table:table-cell>
                <text:p>seq_id</text:p>
              </table:table-cell>
              <table:table-cell>
                <text:p>pop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 table:style-name="ce6">
                <text:p><text:span text:style-name="T10">1</text:span>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 table:style-name="ce6">
                <text:p><text:span text:style-name="T10">2</text:span>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 table:style-name="ce6">
                <text:p><text:span text:style-name="T10">3</text:span>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4.098cm" svg:height="4.859cm" svg:x="0.742cm" svg:y="15.08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">
              <table:table-cell>
                <text:p>user_id</text:p>
              </table:table-cell>
              <table:table-cell>
                <text:p>post_id</text:p>
              </table:table-cell>
              <table:table-cell>
                <text:p>seq_id</text:p>
              </table:table-cell>
              <table:table-cell>
                <text:p>begin</text:p>
              </table:table-cell>
              <table:table-cell>
                <text:p>end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5.svm" xlink:type="simple" xlink:show="embed" xlink:actuate="onLoad"/>
        </draw:frame>
        <draw:frame draw:style-name="gr7" draw:layer="layout" svg:width="4.572cm" svg:height="0.962cm" svg:x="0.508cm" svg:y="1.097cm">
          <draw:text-box>
            <text:p>users</text:p>
          </draw:text-box>
        </draw:frame>
        <draw:frame draw:style-name="gr7" draw:layer="layout" svg:width="4.064cm" svg:height="0.962cm" svg:x="10.822cm" svg:y="0.416cm">
          <draw:text-box>
            <text:p>posts</text:p>
          </draw:text-box>
        </draw:frame>
        <draw:frame draw:style-name="gr7" draw:layer="layout" svg:width="3.81cm" svg:height="0.962cm" svg:x="0.508cm" svg:y="7.534cm">
          <draw:text-box>
            <text:p>friendships</text:p>
          </draw:text-box>
        </draw:frame>
        <draw:frame draw:style-name="gr7" draw:layer="layout" svg:width="3.556cm" svg:height="0.962cm" svg:x="4.318cm" svg:y="7.534cm">
          <draw:text-box>
            <text:p>htags</text:p>
          </draw:text-box>
        </draw:frame>
        <draw:frame draw:style-name="gr8" draw:layer="layout" svg:width="3.918cm" svg:height="0.962cm" svg:x="9.698cm" svg:y="7.328cm">
          <draw:text-box>
            <text:p>posts_htags</text:p>
          </draw:text-box>
        </draw:frame>
        <draw:frame draw:style-name="gr9" draw:layer="layout" svg:width="2.542cm" svg:height="0.962cm" svg:x="20.374cm" svg:y="7.274cm">
          <draw:text-box>
            <text:p>medias</text:p>
          </draw:text-box>
        </draw:frame>
        <draw:frame draw:style-name="gr10" draw:layer="layout" svg:width="3.669cm" svg:height="0.962cm" svg:x="0.459cm" svg:y="14.224cm">
          <draw:text-box>
            <text:p>htags_likes</text:p>
          </draw:text-box>
        </draw:frame>
        <draw:frame draw:style-name="standard" draw:layer="layout" svg:width="5.252cm" svg:height="6.803cm" svg:x="15.07cm" svg:y="14.0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user_id</text:p>
              </table:table-cell>
              <table:table-cell>
                <text:p>post_id</text:p>
              </table:table-cell>
            </table:table-row>
            <table:table-row table:style-name="ro1" table:default-cell-style-name="ce1">
              <table:table-cell>
                <text:p><text:span text:style-name="T5">1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>
                <text:p><text:span text:style-name="T6">2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>
                <text:p><text:span text:style-name="T3">3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36.svm" xlink:type="simple" xlink:show="embed" xlink:actuate="onLoad"/>
        </draw:frame>
        <draw:frame draw:style-name="gr15" draw:layer="layout" svg:width="1.933cm" svg:height="0.962cm" svg:x="14.786cm" svg:y="13.362cm">
          <draw:text-box>
            <text:p>flows</text:p>
          </draw:text-box>
        </draw:frame>
        <draw:frame draw:style-name="gr16" draw:text-style-name="P3" draw:layer="layout" svg:width="6.979cm" svg:height="4.991cm" svg:x="20.828cm" svg:y="13.716cm">
          <draw:text-box>
            <text:p><text:span text:style-name="T13">“</text:span><text:span text:style-name="T13">Dénormalisation” : la table de flux</text:span></text:p>
            <text:p><text:span text:style-name="T13"><text:s text:c="2"/></text:span><text:span text:style-name="T13">(flows)</text:span></text:p>
            <text:p><text:span text:style-name="T13"/></text:p>
            <text:p><text:span text:style-name="T13">Automatiquement les flux sont mis</text:span></text:p>
            <text:p><text:span text:style-name="T13">à jour :</text:span></text:p>
            <text:list text:style-name="L1">
              <text:list-item>
                <text:p><text:span text:style-name="T13">à chaque ajout/suppression de</text:span><text:span text:style-name="T13"><text:line-break/></text:span><text:span text:style-name="T13">post</text:span></text:p>
              </text:list-item>
              <text:list-item>
                <text:p><text:span text:style-name="T13">lorsqu'une relation d'amitié</text:span><text:span text:style-name="T13"><text:line-break/></text:span><text:span text:style-name="T13">change (TODO)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standard" draw:layer="layout" svg:width="9.324cm" svg:height="4.859cm" svg:x="0.835cm" svg:y="1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ser_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  <table:table-row table:style-name="ro1" table:default-cell-style-name="ce1">
              <table:table-cell table:style-name="ce2">
                <text:p><text:span text:style-name="T5">1</text:span></text:p>
              </table:table-cell>
              <table:table-cell>
                <text:p>Alain</text:p>
              </table:table-cell>
              <table:table-cell>
                <text:p>Dupont</text:p>
              </table:table-cell>
            </table:table-row>
            <table:table-row table:style-name="ro1" table:default-cell-style-name="ce1">
              <table:table-cell table:style-name="ce6">
                <text:p><text:span text:style-name="T6">2</text:span></text:p>
              </table:table-cell>
              <table:table-cell>
                <text:p>Bernard</text:p>
              </table:table-cell>
              <table:table-cell>
                <text:p>Durant</text:p>
              </table:table-cell>
            </table:table-row>
            <table:table-row table:style-name="ro1" table:default-cell-style-name="ce1">
              <table:table-cell table:style-name="ce6">
                <text:p><text:span text:style-name="T3">3</text:span></text:p>
              </table:table-cell>
              <table:table-cell>
                <text:p>Charles</text:p>
              </table:table-cell>
              <table:table-cell>
                <text:p>Martin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David</text:p>
              </table:table-cell>
              <table:table-cell>
                <text:p>Petit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5.507cm" svg:height="5.831cm" svg:x="11.102cm" svg:y="1.2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post_id</text:p>
              </table:table-cell>
              <table:table-cell>
                <text:p>text</text:p>
              </table:table-cell>
              <table:table-cell>
                <text:p>media_id</text:p>
              </table:table-cell>
              <table:table-cell>
                <text:p>user_id1</text:p>
              </table:table-cell>
              <table:table-cell>
                <text:p>user_id2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1">
                <text:p>blabla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6.268cm" svg:height="4.859cm" svg:x="20.662cm" svg:y="8.1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>media_id</text:p>
              </table:table-cell>
              <table:table-cell>
                <text:p>filename</text:p>
              </table:table-cell>
            </table:table-row>
            <table:table-row table:style-name="ro3">
              <table:table-cell table:style-name="ce6">
                <text:p><text:span text:style-name="T10">1</text:span></text:p>
              </table:table-cell>
              <table:table-cell table:style-name="ce1">
                <text:p>abc.jpg</text:p>
              </table:table-cell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2.712cm" svg:height="4.859cm" svg:x="0.785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id1</text:p>
              </table:table-cell>
              <table:table-cell>
                <text:p>id2</text:p>
              </table:table-cell>
            </table:table-row>
            <table:table-row table:style-name="ro1" table:default-cell-style-name="ce6">
              <table:table-cell>
                <text:p><text:span text:style-name="T10">1</text:span></text:p>
              </table:table-cell>
              <table:table-cell>
                <text:p><text:span text:style-name="T10">2</text:span></text:p>
              </table:table-cell>
            </table:table-row>
            <table:table-row table:style-name="ro1" table:default-cell-style-name="ce6">
              <table:table-cell>
                <text:p><text:span text:style-name="T10">2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1" table:default-cell-style-name="ce6">
              <table:table-cell>
                <text:p><text:span text:style-name="T10">1</text:span></text:p>
              </table:table-cell>
              <table:table-cell>
                <text:p><text:span text:style-name="T10">3</text:span></text:p>
              </table:table-cell>
            </table:table-row>
            <table:table-row table:style-name="ro1" table:default-cell-style-name="ce6">
              <table:table-cell>
                <text:p><text:span text:style-name="T10">3</text:span></text:p>
              </table:table-cell>
              <table:table-cell>
                <text:p><text:span text:style-name="T10">1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5.252cm" svg:height="5.831cm" svg:x="4.095cm" svg:y="8.4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htag_id</text:p>
              </table:table-cell>
              <table:table-cell>
                <text:p>htag</text:p>
              </table:table-cell>
            </table:table-row>
            <table:table-row table:style-name="ro1">
              <table:table-cell table:style-name="ce6">
                <text:p><text:span text:style-name="T10">1</text:span></text:p>
              </table:table-cell>
              <table:table-cell table:style-name="ce1">
                <text:p>trobo</text:p>
              </table:table-cell>
            </table:table-row>
            <table:table-row table:style-name="ro1">
              <table:table-cell table:style-name="ce6">
                <text:p><text:span text:style-name="T10">2</text:span></text:p>
              </table:table-cell>
              <table:table-cell table:style-name="ce1">
                <text:p>stylé</text:p>
              </table:table-cell>
            </table:table-row>
            <table:table-row table:style-name="ro1">
              <table:table-cell table:style-name="ce6">
                <text:p><text:span text:style-name="T10">3</text:span></text:p>
              </table:table-cell>
              <table:table-cell table:style-name="ce1">
                <text:p>swag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0.332cm" svg:height="4.859cm" svg:x="10.005cm" svg:y="8.19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post_id</text:p>
              </table:table-cell>
              <table:table-cell>
                <text:p>htag_id</text:p>
              </table:table-cell>
              <table:table-cell>
                <text:p>seq_id</text:p>
              </table:table-cell>
              <table:table-cell table:style-name="ce11">
                <text:p><text:span text:style-name="T14">pop</text:span>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 table:style-name="ce6">
                <text:p><text:span text:style-name="T10">1</text:span></text:p>
              </table:table-cell>
              <table:table-cell>
                <text:p>1</text:p>
              </table:table-cell>
              <table:table-cell table:style-name="ce11">
                <text:p><text:span text:style-name="T14">2</text:span>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 table:style-name="ce6">
                <text:p><text:span text:style-name="T10">2</text:span></text:p>
              </table:table-cell>
              <table:table-cell>
                <text:p>2</text:p>
              </table:table-cell>
              <table:table-cell table:style-name="ce11">
                <text:p><text:span text:style-name="T14">1</text:span></text:p>
              </table:table-cell>
            </table:table-row>
            <table:table-row table:style-name="ro1" table:default-cell-style-name="ce1">
              <table:table-cell>
                <text:p><text:span text:style-name="T7">1</text:span></text:p>
              </table:table-cell>
              <table:table-cell table:style-name="ce6">
                <text:p><text:span text:style-name="T10">3</text:span></text:p>
              </table:table-cell>
              <table:table-cell>
                <text:p>3</text:p>
              </table:table-cell>
              <table:table-cell table:style-name="ce11">
                <text:p><text:span text:style-name="T14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14.098cm" svg:height="4.859cm" svg:x="0.742cm" svg:y="15.08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3" table:default-cell-style-name="ce1">
              <table:table-cell>
                <text:p>user_id</text:p>
              </table:table-cell>
              <table:table-cell>
                <text:p>post_id</text:p>
              </table:table-cell>
              <table:table-cell>
                <text:p>seq_id</text:p>
              </table:table-cell>
              <table:table-cell>
                <text:p>begin</text:p>
              </table:table-cell>
              <table:table-cell>
                <text:p>end</text:p>
              </table:table-cell>
            </table:table-row>
            <table:table-row table:style-name="ro3" table:default-cell-style-name="ce1">
              <table:table-cell>
                <text:p><text:span text:style-name="T6">2</text:span></text:p>
              </table:table-cell>
              <table:table-cell>
                <text:p><text:span text:style-name="T7">1</text:span></text:p>
              </table:table-cell>
              <table:table-cell>
                <text:p>3</text:p>
              </table:table-cell>
              <table:table-cell>
                <text:p>14:05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6">2</text:span></text:p>
              </table:table-cell>
              <table:table-cell>
                <text:p><text:span text:style-name="T7">1</text:span></text:p>
              </table:table-cell>
              <table:table-cell>
                <text:p>1</text:p>
              </table:table-cell>
              <table:table-cell>
                <text:p>14:06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3</text:span></text:p>
              </table:table-cell>
              <table:table-cell>
                <text:p><text:span text:style-name="T7">1</text:span></text:p>
              </table:table-cell>
              <table:table-cell>
                <text:p>2</text:p>
              </table:table-cell>
              <table:table-cell>
                <text:p>15:15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3">3</text:span></text:p>
              </table:table-cell>
              <table:table-cell>
                <text:p><text:span text:style-name="T7">1</text:span></text:p>
              </table:table-cell>
              <table:table-cell>
                <text:p>1</text:p>
              </table:table-cell>
              <table:table-cell>
                <text:p>15:15</text:p>
              </table:table-cell>
              <table:table-cell/>
            </table:table-row>
          </table:table>
          <draw:image xlink:href="Pictures/TablePreview43.svm" xlink:type="simple" xlink:show="embed" xlink:actuate="onLoad"/>
        </draw:frame>
        <draw:frame draw:style-name="gr7" draw:layer="layout" svg:width="4.572cm" svg:height="0.962cm" svg:x="0.508cm" svg:y="1.097cm">
          <draw:text-box>
            <text:p>users</text:p>
          </draw:text-box>
        </draw:frame>
        <draw:frame draw:style-name="gr7" draw:layer="layout" svg:width="4.064cm" svg:height="0.962cm" svg:x="10.822cm" svg:y="0.416cm">
          <draw:text-box>
            <text:p>posts</text:p>
          </draw:text-box>
        </draw:frame>
        <draw:frame draw:style-name="gr7" draw:layer="layout" svg:width="3.81cm" svg:height="0.962cm" svg:x="0.508cm" svg:y="7.534cm">
          <draw:text-box>
            <text:p>friendships</text:p>
          </draw:text-box>
        </draw:frame>
        <draw:frame draw:style-name="gr7" draw:layer="layout" svg:width="3.556cm" svg:height="0.962cm" svg:x="4.318cm" svg:y="7.534cm">
          <draw:text-box>
            <text:p>htags</text:p>
          </draw:text-box>
        </draw:frame>
        <draw:frame draw:style-name="gr8" draw:layer="layout" svg:width="3.918cm" svg:height="0.962cm" svg:x="9.698cm" svg:y="7.328cm">
          <draw:text-box>
            <text:p>posts_htags</text:p>
          </draw:text-box>
        </draw:frame>
        <draw:frame draw:style-name="gr9" draw:layer="layout" svg:width="2.542cm" svg:height="0.962cm" svg:x="20.374cm" svg:y="7.274cm">
          <draw:text-box>
            <text:p>medias</text:p>
          </draw:text-box>
        </draw:frame>
        <draw:frame draw:style-name="gr10" draw:layer="layout" svg:width="3.669cm" svg:height="0.962cm" svg:x="0.459cm" svg:y="14.224cm">
          <draw:text-box>
            <text:p>htags_likes</text:p>
          </draw:text-box>
        </draw:frame>
        <draw:frame draw:style-name="standard" draw:layer="layout" svg:width="5.252cm" svg:height="6.803cm" svg:x="15.07cm" svg:y="14.0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>user_id</text:p>
              </table:table-cell>
              <table:table-cell>
                <text:p>post_id</text:p>
              </table:table-cell>
            </table:table-row>
            <table:table-row table:style-name="ro1" table:default-cell-style-name="ce1">
              <table:table-cell>
                <text:p><text:span text:style-name="T5">1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>
                <text:p><text:span text:style-name="T6">2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>
                <text:p><text:span text:style-name="T3">3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44.svm" xlink:type="simple" xlink:show="embed" xlink:actuate="onLoad"/>
        </draw:frame>
        <draw:frame draw:style-name="gr15" draw:layer="layout" svg:width="1.933cm" svg:height="0.962cm" svg:x="14.786cm" svg:y="13.362cm">
          <draw:text-box>
            <text:p>flows</text:p>
          </draw:text-box>
        </draw:frame>
        <draw:frame draw:style-name="gr17" draw:text-style-name="P3" draw:layer="layout" svg:width="6.521cm" svg:height="1.199cm" svg:x="20.828cm" svg:y="13.716cm">
          <draw:text-box>
            <text:p><text:span text:style-name="T13">Bernard et Charles </text:span><text:span text:style-name="T15">tempent</text:span><text:span text:style-name="T16"> des</text:span></text:p>
            <text:p><text:span text:style-name="T16">ta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standard" draw:layer="layout" svg:width="9.324cm" svg:height="4.859cm" svg:x="0.835cm" svg:y="1.9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ser_id</text:p>
              </table:table-cell>
              <table:table-cell>
                <text:p>firstname</text:p>
              </table:table-cell>
              <table:table-cell>
                <text:p>lastname</text:p>
              </table:table-cell>
            </table:table-row>
            <table:table-row table:style-name="ro1" table:default-cell-style-name="ce1">
              <table:table-cell table:style-name="ce6">
                <text:p><text:span text:style-name="T10">1</text:span></text:p>
              </table:table-cell>
              <table:table-cell>
                <text:p>Alain</text:p>
              </table:table-cell>
              <table:table-cell>
                <text:p>Dupont</text:p>
              </table:table-cell>
            </table:table-row>
            <table:table-row table:style-name="ro1" table:default-cell-style-name="ce1">
              <table:table-cell table:style-name="ce6">
                <text:p><text:span text:style-name="T10">2</text:span></text:p>
              </table:table-cell>
              <table:table-cell>
                <text:p>Bernard</text:p>
              </table:table-cell>
              <table:table-cell>
                <text:p>Durant</text:p>
              </table:table-cell>
            </table:table-row>
            <table:table-row table:style-name="ro1" table:default-cell-style-name="ce1">
              <table:table-cell table:style-name="ce6">
                <text:p><text:span text:style-name="T10">3</text:span></text:p>
              </table:table-cell>
              <table:table-cell>
                <text:p>Charles</text:p>
              </table:table-cell>
              <table:table-cell>
                <text:p>Martin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David</text:p>
              </table:table-cell>
              <table:table-cell>
                <text:p>Petit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5.507cm" svg:height="3.887cm" svg:x="11.102cm" svg:y="1.55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>
                <text:p>post_id</text:p>
              </table:table-cell>
              <table:table-cell>
                <text:p>text</text:p>
              </table:table-cell>
              <table:table-cell>
                <text:p>media_id</text:p>
              </table:table-cell>
              <table:table-cell>
                <text:p>user_id1</text:p>
              </table:table-cell>
              <table:table-cell>
                <text:p>user_id2</text:p>
              </table:table-cell>
            </table:table-row>
            <table:table-row table:style-name="ro3" table:default-cell-style-name="ce6">
              <table:table-cell>
                <text:p><text:span text:style-name="T10">1</text:span></text:p>
              </table:table-cell>
              <table:table-cell table:style-name="ce1">
                <text:p>blabla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1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Yeah!</text:p>
              </table:table-cell>
              <table:table-cell/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6.268cm" svg:height="4.859cm" svg:x="21.062cm" svg:y="8.16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1">
              <table:table-cell>
                <text:p>media_id</text:p>
              </table:table-cell>
              <table:table-cell>
                <text:p>filename</text:p>
              </table:table-cell>
            </table:table-row>
            <table:table-row table:style-name="ro3">
              <table:table-cell table:style-name="ce6">
                <text:p><text:span text:style-name="T10">1</text:span></text:p>
              </table:table-cell>
              <table:table-cell table:style-name="ce1">
                <text:p>abc.jpg</text:p>
              </table:table-cell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2.712cm" svg:height="4.859cm" svg:x="0.785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id1</text:p>
              </table:table-cell>
              <table:table-cell>
                <text:p>id2</text:p>
              </table:table-cell>
            </table:table-row>
            <table:table-row table:style-name="ro1" table:default-cell-style-name="ce6">
              <table:table-cell>
                <text:p><text:span text:style-name="T10">1</text:span></text:p>
              </table:table-cell>
              <table:table-cell>
                <text:p><text:span text:style-name="T10">2</text:span></text:p>
              </table:table-cell>
            </table:table-row>
            <table:table-row table:style-name="ro1" table:default-cell-style-name="ce6">
              <table:table-cell>
                <text:p><text:span text:style-name="T10">2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1" table:default-cell-style-name="ce6">
              <table:table-cell>
                <text:p><text:span text:style-name="T10">1</text:span></text:p>
              </table:table-cell>
              <table:table-cell>
                <text:p><text:span text:style-name="T10">3</text:span></text:p>
              </table:table-cell>
            </table:table-row>
            <table:table-row table:style-name="ro1" table:default-cell-style-name="ce6">
              <table:table-cell>
                <text:p><text:span text:style-name="T10">3</text:span></text:p>
              </table:table-cell>
              <table:table-cell>
                <text:p><text:span text:style-name="T10">1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5.252cm" svg:height="5.831cm" svg:x="4.095cm" svg:y="8.4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1">
              <table:table-cell>
                <text:p>htag_id</text:p>
              </table:table-cell>
              <table:table-cell>
                <text:p>htag</text:p>
              </table:table-cell>
            </table:table-row>
            <table:table-row table:style-name="ro3">
              <table:table-cell table:style-name="ce6">
                <text:p><text:span text:style-name="T10">1</text:span></text:p>
              </table:table-cell>
              <table:table-cell table:style-name="ce1">
                <text:p>trobo</text:p>
              </table:table-cell>
            </table:table-row>
            <table:table-row table:style-name="ro3">
              <table:table-cell table:style-name="ce6">
                <text:p><text:span text:style-name="T10">2</text:span></text:p>
              </table:table-cell>
              <table:table-cell table:style-name="ce1">
                <text:p>stylé</text:p>
              </table:table-cell>
            </table:table-row>
            <table:table-row table:style-name="ro3">
              <table:table-cell table:style-name="ce6">
                <text:p><text:span text:style-name="T10">3</text:span></text:p>
              </table:table-cell>
              <table:table-cell table:style-name="ce1">
                <text:p>swag</text:p>
              </table:table-cell>
            </table:table-row>
            <table:table-row table:style-name="ro3" table:default-cell-style-name="ce1">
              <table:table-cell>
                <text:p>4</text:p>
              </table:table-cell>
              <table:table-cell>
                <text:p>zeBoss</text:p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0.332cm" svg:height="6.803cm" svg:x="10.303cm" svg:y="6.648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3" table:default-cell-style-name="ce1">
              <table:table-cell>
                <text:p>post_id</text:p>
              </table:table-cell>
              <table:table-cell>
                <text:p>htag_id</text:p>
              </table:table-cell>
              <table:table-cell>
                <text:p>seq_id</text:p>
              </table:table-cell>
              <table:table-cell>
                <text:p>pop</text:p>
              </table:table-cell>
            </table:table-row>
            <table:table-row table:style-name="ro3" table:default-cell-style-name="ce1">
              <table:table-cell table:style-name="ce6">
                <text:p><text:span text:style-name="T10">1</text:span></text:p>
              </table:table-cell>
              <table:table-cell table:style-name="ce6">
                <text:p><text:span text:style-name="T10">1</text:span></text:p>
              </table:table-cell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3" table:default-cell-style-name="ce1">
              <table:table-cell table:style-name="ce6">
                <text:p><text:span text:style-name="T10">1</text:span></text:p>
              </table:table-cell>
              <table:table-cell table:style-name="ce6">
                <text:p><text:span text:style-name="T10">2</text:span>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 table:style-name="ce6">
                <text:p><text:span text:style-name="T10">1</text:span></text:p>
              </table:table-cell>
              <table:table-cell table:style-name="ce6">
                <text:p><text:span text:style-name="T10">3</text:span>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4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4.098cm" svg:height="4.859cm" svg:x="0.742cm" svg:y="15.081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1" table:default-cell-style-name="ce1">
              <table:table-cell>
                <text:p>user_id</text:p>
              </table:table-cell>
              <table:table-cell>
                <text:p>post_id</text:p>
              </table:table-cell>
              <table:table-cell>
                <text:p>seq_id</text:p>
              </table:table-cell>
              <table:table-cell>
                <text:p>begin</text:p>
              </table:table-cell>
              <table:table-cell>
                <text:p>end</text:p>
              </table:table-cell>
            </table:table-row>
            <table:table-row table:style-name="ro1" table:default-cell-style-name="ce1">
              <table:table-cell table:style-name="ce6">
                <text:p><text:span text:style-name="T10">2</text:span></text:p>
              </table:table-cell>
              <table:table-cell table:style-name="ce6">
                <text:p><text:span text:style-name="T10">1</text:span></text:p>
              </table:table-cell>
              <table:table-cell>
                <text:p>3</text:p>
              </table:table-cell>
              <table:table-cell>
                <text:p>14:05</text:p>
              </table:table-cell>
              <table:table-cell/>
            </table:table-row>
            <table:table-row table:style-name="ro1" table:default-cell-style-name="ce1">
              <table:table-cell table:style-name="ce6">
                <text:p><text:span text:style-name="T10">2</text:span></text:p>
              </table:table-cell>
              <table:table-cell table:style-name="ce6">
                <text:p><text:span text:style-name="T10">1</text:span></text:p>
              </table:table-cell>
              <table:table-cell>
                <text:p>1</text:p>
              </table:table-cell>
              <table:table-cell>
                <text:p>14:06</text:p>
              </table:table-cell>
              <table:table-cell/>
            </table:table-row>
            <table:table-row table:style-name="ro1" table:default-cell-style-name="ce1">
              <table:table-cell table:style-name="ce6">
                <text:p><text:span text:style-name="T10">3</text:span></text:p>
              </table:table-cell>
              <table:table-cell table:style-name="ce6">
                <text:p><text:span text:style-name="T10">1</text:span></text:p>
              </table:table-cell>
              <table:table-cell>
                <text:p>2</text:p>
              </table:table-cell>
              <table:table-cell>
                <text:p>15:15</text:p>
              </table:table-cell>
              <table:table-cell/>
            </table:table-row>
            <table:table-row table:style-name="ro1" table:default-cell-style-name="ce1">
              <table:table-cell table:style-name="ce6">
                <text:p><text:span text:style-name="T10">3</text:span></text:p>
              </table:table-cell>
              <table:table-cell table:style-name="ce6">
                <text:p><text:span text:style-name="T10">1</text:span></text:p>
              </table:table-cell>
              <table:table-cell>
                <text:p>1</text:p>
              </table:table-cell>
              <table:table-cell>
                <text:p>15:15</text:p>
              </table:table-cell>
              <table:table-cell/>
            </table:table-row>
          </table:table>
          <draw:image xlink:href="Pictures/TablePreview51.svm" xlink:type="simple" xlink:show="embed" xlink:actuate="onLoad"/>
        </draw:frame>
        <draw:frame draw:style-name="gr7" draw:layer="layout" svg:width="4.572cm" svg:height="0.962cm" svg:x="0.508cm" svg:y="1.097cm">
          <draw:text-box>
            <text:p>users</text:p>
          </draw:text-box>
        </draw:frame>
        <draw:frame draw:style-name="gr7" draw:layer="layout" svg:width="4.064cm" svg:height="0.962cm" svg:x="10.822cm" svg:y="0.716cm">
          <draw:text-box>
            <text:p>posts</text:p>
          </draw:text-box>
        </draw:frame>
        <draw:frame draw:style-name="gr7" draw:layer="layout" svg:width="3.81cm" svg:height="0.962cm" svg:x="0.508cm" svg:y="7.534cm">
          <draw:text-box>
            <text:p>friendships</text:p>
          </draw:text-box>
        </draw:frame>
        <draw:frame draw:style-name="gr7" draw:layer="layout" svg:width="3.556cm" svg:height="0.962cm" svg:x="4.318cm" svg:y="7.534cm">
          <draw:text-box>
            <text:p>htags</text:p>
          </draw:text-box>
        </draw:frame>
        <draw:frame draw:style-name="gr8" draw:layer="layout" svg:width="3.918cm" svg:height="0.962cm" svg:x="10.198cm" svg:y="5.628cm">
          <draw:text-box>
            <text:p>posts_htags</text:p>
          </draw:text-box>
        </draw:frame>
        <draw:frame draw:style-name="gr9" draw:layer="layout" svg:width="2.542cm" svg:height="0.962cm" svg:x="20.774cm" svg:y="7.274cm">
          <draw:text-box>
            <text:p>medias</text:p>
          </draw:text-box>
        </draw:frame>
        <draw:frame draw:style-name="gr10" draw:layer="layout" svg:width="3.669cm" svg:height="0.962cm" svg:x="0.459cm" svg:y="14.224cm">
          <draw:text-box>
            <text:p>htags_likes</text:p>
          </draw:text-box>
        </draw:frame>
        <draw:frame draw:style-name="standard" draw:layer="layout" svg:width="5.252cm" svg:height="6.803cm" svg:x="15.07cm" svg:y="14.096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3" table:default-cell-style-name="ce1">
              <table:table-cell>
                <text:p>user_id</text:p>
              </table:table-cell>
              <table:table-cell>
                <text:p>post_id</text:p>
              </table:table-cell>
            </table:table-row>
            <table:table-row table:style-name="ro3" table:default-cell-style-name="ce6">
              <table:table-cell>
                <text:p><text:span text:style-name="T10">1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3" table:default-cell-style-name="ce6">
              <table:table-cell>
                <text:p><text:span text:style-name="T10">2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3" table:default-cell-style-name="ce6">
              <table:table-cell>
                <text:p><text:span text:style-name="T10">3</text:span></text:p>
              </table:table-cell>
              <table:table-cell>
                <text:p><text:span text:style-name="T10">1</text:span></text:p>
              </table:table-cell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3" table:default-cell-style-name="ce1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3" table:default-cell-style-name="ce1">
              <table:table-cell>
                <text:p>3</text:p>
              </table:table-cell>
              <table:table-cell>
                <text:p>2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15" draw:layer="layout" svg:width="1.933cm" svg:height="0.962cm" svg:x="14.786cm" svg:y="13.362cm">
          <draw:text-box>
            <text:p>flows</text:p>
          </draw:text-box>
        </draw:frame>
        <draw:frame draw:style-name="gr18" draw:text-style-name="P3" draw:layer="layout" svg:width="6.547cm" svg:height="3.569cm" svg:x="20.828cm" svg:y="13.716cm">
          <draw:text-box>
            <text:p><text:span text:style-name="T13">Bernard poste un message sur</text:span></text:p>
            <text:p><text:span text:style-name="T13">Alain</text:span><text:span text:style-name="T16"> :</text:span></text:p>
            <text:p><text:span text:style-name="T16">“</text:span><text:span text:style-name="T16">Yeah!” #swag #stylé #zeBoss</text:span></text:p>
            <text:p><text:span text:style-name="T16"/></text:p>
            <text:p><text:span text:style-name="T16">Les htags connus sont réutilisés</text:span></text:p>
            <text:p><text:span text:style-name="T16"/></text:p>
            <text:p><text:span text:style-name="T16">Les flux sont mis à jou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09:33:45.319119444</meta:creation-date>
    <dc:date>2016-02-03T16:28:26.747898785</dc:date>
    <meta:editing-duration>PT5H20M12S</meta:editing-duration>
    <meta:editing-cycles>14</meta:editing-cycles>
    <meta:generator>LibreOffice/4.3.3.2$Linux_X86_64 LibreOffice_project/430m0$Build-2</meta:generator>
    <meta:document-statistic meta:object-count="161"/>
  </office:meta>
</office:document-meta>
</file>